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StringFieldTest_stream_array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array.test_error_f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array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array.test_error_fnu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array.test_map_empty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stream_array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array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array.test_error_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el.setValues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stream_array.test_error_f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array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StringFieldTest_stream_array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array.test_map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istStringFieldTest_stream_array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istStringFieldTest_stream_array.test_error_not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StringFieldTest_stream_array.test_error_nu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array.test_error_nu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array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istStringFieldTest_stream_array.test_error_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StringFieldTest_stream_array.test_error_fnu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